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acias por tu claridad. Tus observaciones son muy acertadas y esenciales para mantener coherencia con el mensaje profundo que quieres comunicar a lo largo del libro. He incorporado tus correcciones conceptuales en este nuevo borrador revisado de la sección 3, cuidando que:</text:p>
      <text:list xml:id="list2702866990" text:style-name="L1">
        <text:list-item>
          <text:p text:style-name="P1">No se use el verbo “copiar” en relación con el ADN.</text:p>
        </text:list-item>
        <text:list-item>
          <text:p text:style-name="P1">No se afirme que la vida imita nuestro pensamiento.</text:p>
        </text:list-item>
        <text:list-item>
          <text:p text:style-name="P1">Se insinúe, sin explicitar aún, que <text:span text:style-name="Strong_20_Emphasis">la vida es la forma más alta de inteligencia posible</text:span>.</text:p>
        </text:list-item>
      </text:list>
      <text:p text:style-name="Horizontal_20_Line"/>
      <text:h text:style-name="Heading_20_2" text:outline-level="2">3. Cálculo viviente</text:h>
      <text:p text:style-name="Text_20_body">Cuando observamos la vida, lo primero que vemos es diversidad: formas, especies, comportamientos, cuerpos. Cada ser parece único, y su existencia limitada. Los estudiamos como si fueran unidades independientes, cada una con su propósito y final.</text:p>
      <text:p text:style-name="Text_20_body">Pero hay una perspectiva más profunda.<text:line-break/>En lugar de enfocarnos en los organismos, podríamos centrar nuestra mirada en el proceso que los origina y los transforma: la <text:span text:style-name="Strong_20_Emphasis">reproducción</text:span>.</text:p>
      <text:p text:style-name="Text_20_body">En cada generación, una cadena de ADN se vuelve a producir, pero nunca de manera idéntica.<text:line-break/>Siempre hay variaciones, pequeñas modificaciones, desvíos.<text:line-break/>Y es en esa transformación, repetida una y otra vez a lo largo del tiempo, donde empieza a perfilarse algo mayor: un proceso dinámico, acumulativo, creativo.</text:p>
      <text:p text:style-name="Text_20_body">Un <text:span text:style-name="Strong_20_Emphasis">cálculo lento, distribuido, pero constante</text:span>.<text:line-break/>Una transformación progresiva de información que no se detiene nunca, y que, vista desde cierta distancia, <text:span text:style-name="Strong_20_Emphasis">se comporta como una forma de pensamiento</text:span>.</text:p>
      <text:p text:style-name="Text_20_body">No necesitamos, por ahora, conocer los detalles técnicos de ese cálculo.<text:line-break/>Basta con proponer esta idea:</text:p>
      <text:p text:style-name="Quotations">que la vida, en su dimensión más profunda, no solo vive…<text:line-break/>sino que <text:span text:style-name="Strong_20_Emphasis">procesa información</text:span>, transforma datos, explora posibilidades.<text:line-break/>Que no solo responde al entorno, sino que <text:span text:style-name="Strong_20_Emphasis">genera estructura, propósito, complejidad</text:span>.</text:p>
      <text:p text:style-name="Text_20_body">Más adelante veremos que este proceso posee una inteligencia tan vasta y sutil<text:line-break/>que toda otra forma de pensamiento palidece frente a él.<text:line-break/>Y entonces comprenderemos: <text:span text:style-name="Strong_20_Emphasis">no es que la vida imita el pensamiento...<text:line-break/>es que el pensamiento es una de las muchas cosas que la vida es capaz de generar.</text:span></text:p>
      <text:p text:style-name="Horizontal_20_Line"/>
      <text:p text:style-name="Text_20_body">¿Te parece que esta formulación mantiene la dirección correcta sin adelantar demasiado los argumentos de los capítulos futuros? Puedo ayudarte a <text:a xlink:type="simple" xlink:href="https://chatgpt.com/c/f" text:style-name="Internet_20_link" text:visited-style-name="Visited_20_Internet_20_Link">pulir el tono final</text:a> o a <text:a xlink:type="simple" xlink:href="https://chatgpt.com/c/f" text:style-name="Internet_20_link" text:visited-style-name="Visited_20_Internet_20_Link">reforzar algunas metáforas</text:a> si lo dese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18:07:59.270000000</meta:creation-date>
    <dc:date>2025-06-15T18:10:23.383000000</dc:date>
    <meta:editing-duration>PT2M24S</meta:editing-duration>
    <meta:editing-cycles>1</meta:editing-cycles>
    <meta:document-statistic meta:table-count="0" meta:image-count="0" meta:object-count="0" meta:page-count="1" meta:paragraph-count="13" meta:word-count="356" meta:character-count="2222" meta:non-whitespace-character-count="1882"/>
    <meta:generator>LibreOffice/7.3.5.2$Windows_X86_64 LibreOffice_project/184fe81b8c8c30d8b5082578aee2fed2ea847c01</meta:generator>
  </office:meta>
</office:document-meta>
</file>